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shadow="hidden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style:font-name="DejaVu Sans Mono" fo:font-size="18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standard" draw:text-style-name="P1" xml:id="id1" draw:id="id1" draw:layer="layout" svg:width="5cm" svg:height="2cm" svg:x="10.79cm" svg:y="17.194cm">
          <text:p text:style-name="P1">x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cm" svg:height="2cm" svg:x="10.79cm" svg:y="13.687cm">
          <text:p text:style-name="P2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cm" svg:height="2cm" svg:x="10.79cm" svg:y="10.6cm">
          <text:p text:style-name="P2"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layer="layout" draw:type="line" svg:x1="13.29cm" svg:y1="17.194cm" svg:x2="13.29cm" svg:y2="15.687cm" draw:start-shape="id1" draw:start-glue-point="0" draw:end-shape="id2" draw:end-glue-point="2" svg:d="M13290 17194v-1507" svg:viewBox="0 0 1 1508">
          <text:p/>
        </draw:connector>
        <draw:connector draw:style-name="gr2" draw:layer="layout" draw:type="line" svg:x1="13.29cm" svg:y1="13.687cm" svg:x2="13.29cm" svg:y2="12.6cm" draw:start-shape="id2" draw:start-glue-point="0" draw:end-shape="id3" draw:end-glue-point="2" svg:d="M13290 13687v-1087" svg:viewBox="0 0 1 1088">
          <text:p/>
        </draw:connector>
        <draw:custom-shape draw:style-name="gr1" draw:text-style-name="P2" xml:id="id4" draw:id="id4" draw:layer="layout" svg:width="2.5cm" svg:height="2cm" svg:x="0.66cm" svg:y="5.4cm">
          <text:p text:style-name="P2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253cm" svg:height="2cm" svg:x="3.892cm" svg:y="5.4cm">
          <text:p text:style-name="P2">check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003cm" svg:height="2cm" svg:x="7.876cm" svg:y="5.4cm">
          <text:p text:style-name="P2">choo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352cm" svg:height="2cm" svg:x="11.61cm" svg:y="5.4cm">
          <text:p text:style-name="P2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5.378cm" svg:height="2cm" svg:x="14.693cm" svg:y="5.4cm">
          <text:p text:style-name="P2">multichoo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2.254cm" svg:height="2cm" svg:x="20.803cm" svg:y="5.4cm">
          <text:p text:style-name="P2">n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.513cm" svg:height="2cm" svg:x="23.687cm" svg:y="5.4cm">
          <text:p text:style-name="P2">sl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layer="layout" draw:type="line" svg:x1="1.91cm" svg:y1="7.4cm" svg:x2="13.29cm" svg:y2="10.6cm" draw:start-shape="id4" draw:start-glue-point="2" draw:end-shape="id3" draw:end-glue-point="0" svg:d="M1910 7400l11380 3200" svg:viewBox="0 0 11381 3201">
          <text:p/>
        </draw:connector>
        <draw:connector draw:style-name="gr2" draw:layer="layout" draw:type="line" svg:x1="5.518cm" svg:y1="7.4cm" svg:x2="13.29cm" svg:y2="10.6cm" draw:start-shape="id5" draw:start-glue-point="2" draw:end-shape="id3" draw:end-glue-point="0" svg:d="M5518 7400l7772 3200" svg:viewBox="0 0 7773 3201">
          <text:p/>
        </draw:connector>
        <draw:connector draw:style-name="gr2" draw:layer="layout" draw:type="line" svg:x1="9.377cm" svg:y1="7.4cm" svg:x2="13.29cm" svg:y2="10.6cm" draw:start-shape="id6" draw:start-glue-point="2" draw:end-shape="id3" draw:end-glue-point="0" svg:d="M9377 7400l3913 3200" svg:viewBox="0 0 3914 3201">
          <text:p/>
        </draw:connector>
        <draw:connector draw:style-name="gr2" draw:layer="layout" draw:type="line" svg:x1="12.786cm" svg:y1="7.4cm" svg:x2="13.29cm" svg:y2="10.6cm" draw:start-shape="id7" draw:start-glue-point="2" draw:end-shape="id3" draw:end-glue-point="0" svg:d="M12786 7400l504 3200" svg:viewBox="0 0 505 3201">
          <text:p/>
        </draw:connector>
        <draw:connector draw:style-name="gr2" draw:layer="layout" draw:type="line" svg:x1="17.382cm" svg:y1="7.4cm" svg:x2="13.29cm" svg:y2="10.6cm" draw:start-shape="id8" draw:start-glue-point="2" draw:end-shape="id3" draw:end-glue-point="0" svg:d="M17382 7400l-4092 3200" svg:viewBox="0 0 4093 3201">
          <text:p/>
        </draw:connector>
        <draw:connector draw:style-name="gr2" draw:layer="layout" draw:type="line" svg:x1="21.93cm" svg:y1="7.4cm" svg:x2="13.29cm" svg:y2="10.6cm" draw:start-shape="id9" draw:start-glue-point="2" draw:end-shape="id3" draw:end-glue-point="0" svg:d="M21930 7400l-8640 3200" svg:viewBox="0 0 8641 3201">
          <text:p/>
        </draw:connector>
        <draw:connector draw:style-name="gr2" draw:layer="layout" draw:type="line" svg:x1="25.443cm" svg:y1="7.4cm" svg:x2="13.29cm" svg:y2="10.6cm" draw:start-shape="id10" draw:start-glue-point="2" draw:end-shape="id3" draw:end-glue-point="0" svg:d="M25443 7400l-12153 3200" svg:viewBox="0 0 12154 3201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666666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visible" draw:shadow-offset-x="0.1cm" draw:shadow-offset-y="0.1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5:59:35.339375741</meta:creation-date>
    <dc:date>2014-12-02T16:30:31.522807198</dc:date>
    <meta:editing-duration>PT1M15S</meta:editing-duration>
    <meta:editing-cycles>2</meta:editing-cycles>
    <meta:generator>LibreOffice/4.2.7.2$Linux_X86_64 LibreOffice_project/420m0$Build-2</meta:generator>
    <meta:document-statistic meta:object-count="42"/>
  </office:meta>
</office:document-meta>
</file>